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IRACLE (3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IRACLE (3:1-1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wo consecrated men (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One crippled man (3:2-11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One crippled man (3:2-11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money he requests (3:2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miracle he receives (3:4-1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miracle he receives (3:4-11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witness of the apostle (3:4-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worship of the cripple (3:7-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wonder of the crowd (3:9-11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One crippled man (3:2-11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money he requests (3:2-3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miracle he receives (3:4-11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MIRACLE (3:1-11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wo consecrated men (3:1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One crippled man (3:2-11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ACTS 3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MIRACLE (3:1-11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MESSAGE (3:12-26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-title-Title-Slide" presentation:presentation-page-layout-name="Master1-PPL1" draw:id="Slide-263">
        <draw:frame draw:id="id97" presentation:style-name="a537" draw:name="Title 1" svg:x="1.38in" svg:y="0.83in" svg:width="10.3in" svg:height="4.42in" presentation:class="title" presentation:placeholder="false">
          <draw:text-box>
            <text:p text:style-name="a536" text:class-names="" text:cond-style-name=""><text:span text:style-name="a534" text:class-names="">THE MESSAGE (3:12-26)<text:s text:c="1"/></text:span><text:span text:style-name="a535" text:class-names=""/></text:p>
          </draw:text-box>
          <svg:title/>
          <svg:desc/>
        </draw:frame>
        <draw:frame draw:id="id98" presentation:style-name="a542" draw:name="Subtitle 2" svg:x="1.38in" svg:y="5.25in" svg:width="10.3in" svg:height="1.85in" presentation:class="subtitle" presentation:placeholder="false">
          <draw:text-box>
            <text:p text:style-name="a539" text:class-names="" text:cond-style-name=""><text:span text:style-name="a538" text:class-names=""><text:s text:c="1"/>Peter's explanation (3:12-16)<text:s text:c="1"/></text:span></text:p>
            <text:p text:style-name="a541" text:class-names="" text:cond-style-name=""><text:span text:style-name="a540" text:class-names=""/></text:p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Peter's explanation (3:12-16)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He speaks of restoration (3:12-13a, 16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He speaks of rejection (3:13b-15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He speaks of the Resurrection (3:15b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MESSAGE (3:12-26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Peter's explanation (3:12-1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Peter's exhortation (3:17-26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-title-Title-Slide" presentation:presentation-page-layout-name="Master1-PPL1" draw:id="Slide-266">
        <draw:frame draw:id="id103" presentation:style-name="a580" draw:name="Title 1" svg:x="1.38in" svg:y="0.83in" svg:width="10.3in" svg:height="4.42in" presentation:class="title" presentation:placeholder="false">
          <draw:text-box>
            <text:p text:style-name="a579" text:class-names="" text:cond-style-name=""><text:span text:style-name="a577" text:class-names=""><text:s text:c="1"/>Peter's exhortation (3:17-26)<text:s text:c="1"/></text:span><text:span text:style-name="a578" text:class-names=""/></text:p>
          </draw:text-box>
          <svg:title/>
          <svg:desc/>
        </draw:frame>
        <draw:frame draw:id="id104" presentation:style-name="a585" draw:name="Subtitle 2" svg:x="1.38in" svg:y="5.25in" svg:width="10.3in" svg:height="1.85in" presentation:class="subtitle" presentation:placeholder="false">
          <draw:text-box>
            <text:p text:style-name="a582" text:class-names="" text:cond-style-name=""><text:span text:style-name="a581" text:class-names=""><text:s text:c="1"/>The divine plea (3:17, 19)<text:s text:c="1"/></text:span></text:p>
            <text:p text:style-name="a584" text:class-names="" text:cond-style-name=""><text:span text:style-name="a583" text:class-names=""/></text:p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he divine plea (3:17, 19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Why Israel rejected Jesus (3:17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Why Israel should now receive Jesus (3:19): So that they might experience redemption and cleansing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Peter's exhortation (3:17-26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 divine plea (3:17, 19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divine program (3:18, 20-2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The divine program (3:18, 20-26)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prophets (3:22-25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prophecies involved (3:18, 20-21, 26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<text:s text:c="1"/>The prophecies involved (3:18, 20-21, 26)<text:s text:c="1"/></text:span><text:span text:style-name="a633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Jesus' crucifixion (3:18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Jesus' resurrection (3:26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Jesus' present ministry (3:21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Jesus' second coming (3:20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The divine program (3:18, 20-26)<text:s text:c="1"/></text:span><text:span text:style-name="a654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The prophets (3:22-25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prophecies involved (3:18, 20-21, 26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7" draw:style-name="a667" draw:master-page-name="Master1-Layout12-tx-Title-and-Text" presentation:presentation-page-layout-name="Master1-PPL12" draw:id="Slide-272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Peter's exhortation (3:17-26)<text:s text:c="1"/></text:span><text:span text:style-name="a669" text:class-names=""/></text:p>
          </draw:text-box>
          <svg:title/>
          <svg:desc/>
        </draw:frame>
        <draw:frame draw:id="id116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The divine plea (3:17, 19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divine program (3:18, 20-26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8" draw:style-name="a682" draw:master-page-name="Master1-Layout12-tx-Title-and-Text" presentation:presentation-page-layout-name="Master1-PPL12" draw:id="Slide-273">
        <draw:frame draw:id="id117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THE MESSAGE (3:12-26)<text:s text:c="1"/></text:span><text:span text:style-name="a684" text:class-names=""/></text:p>
          </draw:text-box>
          <svg:title/>
          <svg:desc/>
        </draw:frame>
        <draw:frame draw:id="id118" presentation:style-name="a696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<text:s text:c="1"/>Peter's explanation (3:12-16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Peter's exhortation (3:17-26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9" draw:style-name="a697" draw:master-page-name="Master1-Layout12-tx-Title-and-Text" presentation:presentation-page-layout-name="Master1-PPL12" draw:id="Slide-274">
        <draw:frame draw:id="id119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ACTS 3<text:s text:c="1"/></text:span><text:span text:style-name="a699" text:class-names=""/></text:p>
          </draw:text-box>
          <svg:title/>
          <svg:desc/>
        </draw:frame>
        <draw:frame draw:id="id120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THE MIRACLE (3:1-11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THE MESSAGE (3:12-26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3 </dc:title>
    <meta:initial-creator>David STRICKLAND</meta:initial-creator>
    <dc:creator>David STRICKLAND</dc:creator>
    <meta:creation-date>2020-02-23T23:10:47Z</meta:creation-date>
    <dc:date>2020-02-23T23:10:47Z</dc:date>
    <meta:template xlink:href="BibleStudy" xlink:type="simple"/>
    <meta:editing-cycles>1</meta:editing-cycles>
    <meta:editing-duration>PT0S</meta:editing-duration>
    <meta:document-statistic meta:paragraph-count="58" meta:word-count="420"/>
  </office:meta>
</office:document-meta>
</file>